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d964" officeooo:paragraph-rsid="0004d964"/>
    </style:style>
    <style:style style:name="P2" style:family="paragraph" style:parent-style-name="Standard">
      <style:text-properties fo:font-weight="bold" officeooo:rsid="0004d964" officeooo:paragraph-rsid="0004d964" style:font-weight-asian="bold" style:font-weight-complex="bold"/>
    </style:style>
    <style:style style:name="P3" style:family="paragraph" style:parent-style-name="Table_20_Contents">
      <style:text-properties officeooo:rsid="0004d964" officeooo:paragraph-rsid="0004d964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32d5ee" officeooo:paragraph-rsid="0032d5ee" style:font-weight-asian="bold" style:font-weight-complex="bold"/>
    </style:style>
    <style:style style:name="P6" style:family="paragraph" style:parent-style-name="Table_20_Contents" style:list-style-name="L1">
      <style:paragraph-properties fo:text-align="start" style:justify-single-word="false"/>
      <style:text-properties fo:font-weight="normal" officeooo:rsid="0033e0b1" officeooo:paragraph-rsid="0033e0b1" style:font-weight-asian="normal" style:font-weight-complex="normal"/>
    </style:style>
    <style:style style:name="P7" style:family="paragraph" style:parent-style-name="Table_20_Contents" style:list-style-name="L1">
      <style:paragraph-properties fo:text-align="start" style:justify-single-word="false"/>
      <style:text-properties fo:font-weight="normal" officeooo:rsid="00348469" officeooo:paragraph-rsid="00348469" style:font-weight-asian="normal" style:font-weight-complex="normal"/>
    </style:style>
    <style:style style:name="P8" style:family="paragraph" style:parent-style-name="Table_20_Contents" style:list-style-name="L1">
      <style:paragraph-properties fo:text-align="start" style:justify-single-word="false"/>
      <style:text-properties fo:font-weight="normal" officeooo:rsid="00352806" officeooo:paragraph-rsid="00352806" style:font-weight-asian="normal" style:font-weight-complex="normal"/>
    </style:style>
    <style:style style:name="P9" style:family="paragraph" style:parent-style-name="Table_20_Contents" style:list-style-name="L2">
      <style:paragraph-properties fo:text-align="start" style:justify-single-word="false"/>
      <style:text-properties fo:font-weight="normal" officeooo:rsid="0035d319" officeooo:paragraph-rsid="0035d319" style:font-weight-asian="normal" style:font-weight-complex="normal"/>
    </style:style>
    <style:style style:name="P10" style:family="paragraph" style:parent-style-name="Table_20_Contents" style:list-style-name="L2">
      <style:paragraph-properties fo:text-align="start" style:justify-single-word="false"/>
      <style:text-properties fo:font-weight="normal" officeooo:rsid="00372e40" officeooo:paragraph-rsid="00372e4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52806"/>
    </style:style>
    <style:style style:name="T3" style:family="text">
      <style:text-properties officeooo:rsid="000580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4216263981568">
          <table:table-cell table:style-name="Table1.A1" office:value-type="string">
            <text:p text:style-name="P3">Pre-installation:</text:p>
            <text:p text:style-name="P3">- Either configure firewall and selinux for bacula to run or disable it.</text:p>
            <text:p text:style-name="P3">-</text:p>
            <text:p text:style-name="P3">Disable Frirewall in Centos</text:p>
            <text:p text:style-name="P3"># systemctl stop firewalld</text:p>
            <text:p text:style-name="P3"/>
            <text:p text:style-name="P3">Disable selinux in Centos</text:p>
            <text:p text:style-name="P3"># setenforce 0</text:p>
            <text:p text:style-name="P3"/>
          </table:table-cell>
        </table:table-row>
        <table:table-row table:style-name="TableLine94216263981568">
          <table:table-cell table:style-name="Table1.A2" office:value-type="string">
            <text:p text:style-name="P3"/>
            <text:p text:style-name="P3"/>
            <text:p text:style-name="P1">Installation of bacula in Centos:</text:p>
            <text:p text:style-name="P2">- <text:span text:style-name="T1">yum install bacula-director bacula-storage bacula-client bacula-console mariadb-server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table:table-cell>
        </table:table-row>
        <table:table-row table:style-name="TableLine94216263981568">
          <table:table-cell table:style-name="Table1.A2" office:value-type="string">
            <text:p text:style-name="P3">Configure database</text:p>
            <text:p text:style-name="P3"/>
            <text:p text:style-name="P3"/>
            <text:p text:style-name="P3"/>
          </table:table-cell>
        </table:table-row>
        <table:table-row table:style-name="TableLine94216263981568">
          <table:table-cell table:style-name="Table1.A2" office:value-type="string">
            <text:p text:style-name="P3">Configure bacula-dir</text:p>
            <text:p text:style-name="P3">- check syntax</text:p>
            <text:p text:style-name="P3">- check if running @ destined port</text:p>
            <text:p text:style-name="P3"/>
          </table:table-cell>
        </table:table-row>
        <table:table-row table:style-name="TableLine94216263981568">
          <table:table-cell table:style-name="Table1.A2" office:value-type="string">
            <text:p text:style-name="P3">Configure storage dameon</text:p>
            <text:p text:style-name="P3">- check syntax</text:p>
            <text:p text:style-name="P3">- check if service running @ destined port</text:p>
            <text:p text:style-name="P3"/>
          </table:table-cell>
        </table:table-row>
        <table:table-row table:style-name="TableLine94216263981568">
          <table:table-cell table:style-name="Table1.A2" office:value-type="string">
            <text:p text:style-name="P3">Configure client</text:p>
            <text:p text:style-name="P3">- same here</text:p>
            <text:p text:style-name="P3"/>
          </table:table-cell>
        </table:table-row>
        <table:table-row table:style-name="TableLine94216263981568">
          <table:table-cell table:style-name="Table1.A2" office:value-type="string">
            <text:p text:style-name="P3">Configure console</text:p>
            <text:p text:style-name="P3">-same here.</text:p>
            <text:p text:style-name="P3"/>
            <text:p text:style-name="P3"/>
          </table:table-cell>
        </table:table-row>
      </table:table>
      <text:p text:style-name="P2"><text:span text:style-name="T1"/></text:p>
      <text:p text:style-name="P2"><text:span text:style-name="T1"/></text:p>
      <table:table table:name="Table2" table:style-name="Table2">
        <table:table-column table:style-name="Table2.A"/>
        <table:table-row table:style-name="TableLine94216330113536">
          <table:table-cell table:style-name="Table2.A1" office:value-type="string">
            <text:p text:style-name="P4"/>
            <text:p text:style-name="P5">Getting backup <text:span text:style-name="T3">from console</text:span></text:p>
            <text:p text:style-name="P5"/>
            <text:list xml:id="list2348906535" text:style-name="L1">
              <text:list-item>
                <text:p text:style-name="P6">make a <text:s/>test directory, </text:p>
              </text:list-item>
              <text:list-item>
                <text:p text:style-name="P6">add some dummy files to it.</text:p>
              </text:list-item>
              <text:list-item>
                <text:p text:style-name="P7">Now change Fileset to backup @ bacula-dir.conf, in Fileset resources</text:p>
              </text:list-item>
              <text:list-item>
                <text:p text:style-name="P7">login to bacula console</text:p>
              </text:list-item>
              <text:list-item>
                <text:p text:style-name="P7">assign label</text:p>
              </text:list-item>
              <text:list-item>
                <text:p text:style-name="P7">Enter name of <text:s/>volume:</text:p>
              </text:list-item>
              <text:list-item>
                <text:p text:style-name="P7">select pools (make sure that bacula-fd is running in the client machine <text:span text:style-name="T2">and director is </text:span><text:soft-page-break/><text:span text:style-name="T2">pointing to the client)</text:span></text:p>
              </text:list-item>
              <text:list-item>
                <text:p text:style-name="P8">type “run” in console to run backing up:</text:p>
              </text:list-item>
              <text:list-item>
                <text:p text:style-name="P8">select job as you want to backup</text:p>
              </text:list-item>
              <text:list-item>
                <text:p text:style-name="P8">we can view the director status with “status director” cms</text:p>
              </text:list-item>
              <text:list-item>
                <text:p text:style-name="P8">browse to the backup folder to verify the backup</text:p>
                <text:p text:style-name="P8"/>
              </text:list-item>
            </text:list>
          </table:table-cell>
        </table:table-row>
        <table:table-row table:style-name="TableLine94216330113536">
          <table:table-cell table:style-name="Table2.A2" office:value-type="string">
            <text:p text:style-name="P5">Getting restore <text:span text:style-name="T3">from console</text:span></text:p>
            <text:p text:style-name="P5"/>
            <text:p text:style-name="P5"/>
            <text:list xml:id="list2529125100" text:style-name="L2">
              <text:list-item>
                <text:p text:style-name="P9">connect to bacula console</text:p>
              </text:list-item>
              <text:list-item>
                <text:p text:style-name="P9">type command “restore all“</text:p>
              </text:list-item>
              <text:list-item>
                <text:p text:style-name="P9">Enter 5 to backup recent file</text:p>
              </text:list-item>
              <text:list-item>
                <text:p text:style-name="P10">select full set</text:p>
              </text:list-item>
              <text:list-item>
                <text:p text:style-name="P10">latest backup would be selected.</text:p>
              </text:list-item>
              <text:list-item>
                <text:p text:style-name="P10">Enter “done”</text:p>
              </text:list-item>
              <text:list-item>
                <text:p text:style-name="P10">view director status with “ status director” command</text:p>
              </text:list-item>
              <text:list-item>
                <text:p text:style-name="P10">browse to restore directory to check if restore success.</text:p>
              </text:list-item>
              <text:list-item>
                <text:p text:style-name="P10"><text:s/></text:p>
              </text:list-item>
            </text:list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1:20:25.724212669</meta:creation-date>
    <meta:generator>LibreOffice/6.4.7.2$Linux_X86_64 LibreOffice_project/40$Build-2</meta:generator>
    <dc:date>2021-11-27T11:36:31.709263052</dc:date>
    <meta:editing-duration>PT13M19S</meta:editing-duration>
    <meta:editing-cycles>2</meta:editing-cycles>
    <meta:document-statistic meta:table-count="2" meta:image-count="0" meta:object-count="0" meta:page-count="2" meta:paragraph-count="42" meta:word-count="232" meta:character-count="1334" meta:non-whitespace-character-count="1159"/>
  </office:meta>
</office:document-meta>
</file>